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5.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36cm" fo:min-width="1.76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18cm" fo:min-width="1.62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1.7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1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onceptual Data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3" xml:id="id1" draw:id="id1" draw:layer="layout" svg:width="6cm" svg:height="2.8cm" svg:x="3cm" svg:y="2.2cm">
          <text:p text:style-name="P3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cm" svg:x="19.2cm" svg:y="2.2cm">
          <text:p text:style-name="P3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cm" svg:x="19.2cm" svg:y="10.6cm">
          <text:p text:style-name="P3"><text:span text:style-name="T1">Bad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cm" svg:x="3cm" svg:y="10.6cm">
          <text:p text:style-name="P3"><text:span text:style-name="T1">Vot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cm" svg:y1="3.6cm" svg:x2="19.2cm" svg:y2="3.6cm">
          <text:p/>
        </draw:line>
        <draw:line draw:style-name="gr4" draw:text-style-name="P4" draw:layer="layout" svg:x1="5.8cm" svg:y1="5cm" svg:x2="5.8cm" svg:y2="10.6cm">
          <text:p/>
        </draw:line>
        <draw:line draw:style-name="gr4" draw:text-style-name="P4" draw:layer="layout" svg:x1="19.2cm" svg:y1="10.6cm" svg:x2="9cm" svg:y2="5cm">
          <text:p/>
        </draw:line>
        <draw:frame draw:style-name="gr5" draw:text-style-name="P5" draw:layer="layout" svg:width="3.4cm" svg:height="0.962cm" svg:x="12.2cm" svg:y="2.8cm">
          <draw:text-box>
            <text:p><text:span text:style-name="T1">Create</text:span></text:p>
          </draw:text-box>
        </draw:frame>
        <draw:line draw:style-name="gr4" draw:text-style-name="P4" draw:layer="layout" svg:x1="9cm" svg:y1="12.2cm" svg:x2="19.2cm" svg:y2="12.2cm">
          <text:p/>
        </draw:line>
        <draw:frame draw:style-name="gr5" draw:text-style-name="P5" draw:layer="layout" svg:width="5cm" svg:height="0.962cm" svg:x="12.2cm" svg:y="12.438cm">
          <draw:text-box>
            <text:p><text:span text:style-name="T1">Create</text:span></text:p>
          </draw:text-box>
        </draw:frame>
        <draw:frame draw:style-name="gr5" draw:text-style-name="P5" draw:layer="layout" svg:width="3.6cm" svg:height="0.962cm" svg:x="4.4cm" svg:y="7cm">
          <draw:text-box>
            <text:p><text:span text:style-name="T1">Submits</text:span></text:p>
          </draw:text-box>
        </draw:frame>
        <draw:frame draw:style-name="gr5" draw:text-style-name="P5" draw:layer="layout" svg:width="5.2cm" svg:height="0.962cm" svg:x="14.6cm" svg:y="6.838cm">
          <draw:text-box>
            <text:p><text:span text:style-name="T1">Given</text:span></text:p>
          </draw:text-box>
        </draw:frame>
        <draw:connector draw:style-name="gr4" draw:text-style-name="P4" draw:layer="layout" draw:line-skew="-1.499cm -1.299cm" svg:x1="3cm" svg:y1="3.6cm" svg:x2="6cm" svg:y2="2.2cm" draw:start-shape="id1" draw:start-glue-point="3" draw:end-shape="id1" draw:end-glue-point="0" svg:d="M3000 3600h-2000v-3200h5000v1800" svg:viewBox="0 0 5001 3201">
          <text:p/>
        </draw:connector>
        <draw:frame draw:style-name="gr5" draw:text-style-name="P5" draw:layer="layout" svg:width="2.6cm" svg:height="0.962cm" svg:x="1.8cm" svg:y="0.6cm">
          <draw:text-box>
            <text:p><text:span text:style-name="T1">Vo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Logical Data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Questions the Logical model needs to answ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o is closest user to all other users?</text:p>
                <text:list>
                  <text:list-item>
                    <text:p>The user with the most votes</text:p>
                  </text:list-item>
                  <text:list-item>
                    <text:p>The user with the most posts</text:p>
                    <text:p>What badge do these users have?</text:p>
                  </text:list-item>
                </text:list>
              </text:list-item>
              <text:list-item>
                <text:p>Are users with a certain Vote type more closer in general to all users?</text:p>
              </text:list-item>
              <text:list-item>
                <text:p text:style-name="P7">Are users with a certain Post type more closer in general to all users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2" draw:text-style-name="P9" draw:layer="layout" svg:width="6cm" svg:height="2.8cm" svg:x="3cm" svg:y="2.2cm">
          <text:p text:style-name="P9">User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6cm" svg:height="2.8cm" svg:x="19.2cm" svg:y="2.2cm">
          <text:p text:style-name="P9">Post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6cm" svg:height="2.8cm" svg:x="19.2cm" svg:y="10.6cm">
          <text:p text:style-name="P9">Badge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6cm" svg:height="2.8cm" svg:x="3cm" svg:y="10.6cm">
          <text:p text:style-name="P9">Vot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8cm" svg:height="1cm" svg:x="22.6cm" svg:y="6.2cm">
          <text:p text:style-name="P10"><text:span text:style-name="T2">PostTyp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4cm" svg:height="1cm" svg:x="3cm" svg:y="8.6cm">
          <text:p text:style-name="P10"><text:span text:style-name="T2">VoteTy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8" draw:text-style-name="P11" xml:id="id2" draw:id="id2" draw:layer="layout" svg:width="3.2cm" svg:height="2.666cm" svg:x="3.697cm" svg:y="1.734cm">
          <text:p text:style-name="P1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cm" svg:height="2.5cm" svg:x="16.4cm" svg:y="1.3cm">
          <text:p text:style-name="P11">P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3.12cm" svg:height="2.6cm" svg:x="22.08cm" svg:y="1.4cm">
          <text:p text:style-name="P12"><text:span text:style-name="T3">Pos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3" draw:id="id3" draw:layer="layout" svg:width="3.2cm" svg:height="2.666cm" svg:x="3.8cm" svg:y="11.134cm">
          <text:p text:style-name="P11">V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3.2cm" svg:height="2.666cm" svg:x="7.6cm" svg:y="9cm">
          <text:p text:style-name="P12"><text:span text:style-name="T3">Vote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2cm" svg:height="2.666cm" svg:x="23cm" svg:y="11.334cm">
          <text:p text:style-name="P11">Ba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3.697cm" svg:y1="3.067cm" svg:x2="5.297cm" svg:y2="1.734cm" draw:start-shape="id2" draw:start-glue-point="6" draw:end-shape="id2" draw:end-glue-point="4" svg:d="M3697 3067c-751 0-627-917-39-1438s1639-646 1639 105" svg:viewBox="0 0 2123 1864">
          <text:p/>
        </draw:connector>
        <draw:frame draw:style-name="gr11" draw:text-style-name="P14" draw:layer="layout" svg:width="2.297cm" svg:height="0.725cm" svg:x="0.8cm" svg:y="1.075cm">
          <draw:text-box>
            <text:p text:style-name="P13"><text:span text:style-name="T4">Votes_for</text:span></text:p>
          </draw:text-box>
        </draw:frame>
        <draw:line draw:style-name="gr4" draw:text-style-name="P4" draw:layer="layout" svg:x1="5.4cm" svg:y1="4.4cm" svg:x2="5.4cm" svg:y2="11.4cm">
          <text:p/>
        </draw:line>
        <draw:frame draw:style-name="gr11" draw:text-style-name="P14" draw:layer="layout" svg:width="1.963cm" svg:height="0.725cm" svg:x="5.314cm" svg:y="7.8cm">
          <draw:text-box>
            <text:p text:style-name="P13"><text:span text:style-name="T4">submits</text:span></text:p>
          </draw:text-box>
        </draw:frame>
        <draw:connector draw:style-name="gr4" draw:text-style-name="P4" draw:layer="layout" draw:type="curve" svg:x1="3.8cm" svg:y1="12.467cm" svg:x2="3.697cm" svg:y2="3.067cm" draw:start-shape="id3" draw:start-glue-point="6" draw:end-shape="id2" svg:d="M3800 12467c-906 0-854-9400-103-9400" svg:viewBox="0 0 674 9401">
          <text:p/>
        </draw:connector>
        <draw:frame draw:style-name="gr12" draw:text-style-name="P14" draw:layer="layout" svg:width="1.874cm" svg:height="0.725cm" svg:x="1.2cm" svg:y="7.675cm">
          <draw:text-box>
            <text:p><text:span text:style-name="T4">cast_to</text:span></text:p>
          </draw:text-box>
        </draw:frame>
        <draw:frame draw:style-name="gr13" draw:text-style-name="P14" draw:layer="layout" svg:width="2.2cm" svg:height="0.725cm" svg:x="7.6cm" svg:y="11.8cm">
          <draw:text-box>
            <text:p text:style-name="P13"><text:span text:style-name="T4">has_a</text:span></text:p>
          </draw:text-box>
        </draw:frame>
        <draw:line draw:style-name="gr4" draw:text-style-name="P4" draw:layer="layout" svg:x1="7cm" svg:y1="12.6cm" svg:x2="7.8cm" svg:y2="11.2cm">
          <text:p/>
        </draw:line>
        <draw:line draw:style-name="gr4" draw:text-style-name="P4" draw:layer="layout" svg:x1="19.4cm" svg:y1="2.6cm" svg:x2="22.08cm" svg:y2="2.6cm">
          <text:p/>
        </draw:line>
        <draw:line draw:style-name="gr4" draw:text-style-name="P4" draw:layer="layout" svg:x1="6.897cm" svg:y1="2.8cm" svg:x2="16.4cm" svg:y2="2.6cm">
          <text:p/>
        </draw:line>
        <draw:frame draw:style-name="gr11" draw:text-style-name="P14" draw:layer="layout" svg:width="1.895cm" svg:height="0.725cm" svg:x="9.8cm" svg:y="1.8cm">
          <draw:text-box>
            <text:p><text:span text:style-name="T4">creates</text:span></text:p>
          </draw:text-box>
        </draw:frame>
        <draw:frame draw:style-name="gr13" draw:text-style-name="P14" draw:layer="layout" svg:width="2.2cm" svg:height="0.725cm" svg:x="19.6cm" svg:y="1.6cm">
          <draw:text-box>
            <text:p text:style-name="P13"><text:span text:style-name="T4">has_a</text:span></text:p>
          </draw:text-box>
        </draw:frame>
        <draw:line draw:style-name="gr4" draw:text-style-name="P4" draw:layer="layout" svg:x1="23cm" svg:y1="12.6cm" svg:x2="6.6cm" svg:y2="13.4cm">
          <text:p/>
        </draw:line>
        <draw:frame draw:style-name="gr11" draw:text-style-name="P14" draw:layer="layout" svg:width="2.606cm" svg:height="0.725cm" svg:x="13.594cm" svg:y="12.2cm">
          <draw:text-box>
            <text:p text:style-name="P13"><text:span text:style-name="T4">created_by</text:span></text:p>
          </draw:text-box>
        </draw:frame>
        <draw:line draw:style-name="gr4" draw:text-style-name="P4" draw:layer="layout" svg:x1="23.2cm" svg:y1="12cm" svg:x2="6.6cm" svg:y2="3.6cm">
          <text:p/>
        </draw:line>
        <draw:frame draw:style-name="gr11" draw:text-style-name="P14" draw:layer="layout" svg:width="2.111cm" svg:height="0.725cm" svg:x="13.719cm" svg:y="6.6cm">
          <draw:text-box>
            <text:p text:style-name="P13"><text:span text:style-name="T4">given_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o do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 logical model from conceptual model</text:p>
              </text:list-item>
              <text:list-item>
                <text:p>Implement Graph D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9:07:38.955455917</meta:creation-date>
    <dc:date>2022-10-31T21:29:16.577001085</dc:date>
    <meta:editing-duration>PT4H3M33S</meta:editing-duration>
    <meta:editing-cycles>13</meta:editing-cycles>
    <meta:generator>LibreOffice/6.4.7.2$Linux_X86_64 LibreOffice_project/40$Build-2</meta:generator>
    <meta:document-statistic meta:object-count="83"/>
  </office:meta>
</office:document-meta>
</file>